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64cm" fo:min-width="2.318cm"/>
    </style:style>
    <style:style style:name="gr7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896cm" fo:min-width="5.586cm"/>
    </style:style>
    <style:style style:name="gr8" style:family="graphic" style:parent-style-name="standard">
      <style:graphic-properties svg:stroke-width="0.076cm" svg:stroke-color="#ff420e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-29% 100%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11.587cm" svg:y1="7.038cm" svg:x2="13.5cm" svg:y2="0.5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  <draw:frame draw:style-name="gr4" draw:text-style-name="P1" draw:layer="layout" svg:width="0.82cm" svg:height="0.962cm" svg:x="4.7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444cm" svg:y="6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2.818cm" svg:height="1.114cm" svg:x="9.161cm" svg:y="0.5cm">
          <draw:text-box>
            <text:p>&lt; <text:span text:style-name="T1">r</text:span><text:span text:style-name="T2">i</text:span>,H<text:span text:style-name="T3">i,k</text:span><text:span text:style-name="T2"> </text:span>&gt;</text:p>
          </draw:text-box>
        </draw:frame>
        <draw:line draw:style-name="gr1" draw:layer="layout" svg:x1="14.5cm" svg:y1="0.5cm" svg:x2="17cm" svg:y2="2.6cm">
          <text:p/>
        </draw:line>
        <draw:line draw:style-name="gr1" draw:layer="layout" svg:x1="14.5cm" svg:y1="0.5cm" svg:x2="17cm" svg:y2="5cm">
          <text:p/>
        </draw:line>
        <draw:line draw:style-name="gr1" draw:layer="layout" svg:x1="14.5cm" svg:y1="0.5cm" svg:x2="16.5cm" svg:y2="7cm">
          <text:p/>
        </draw:line>
        <draw:line draw:style-name="gr1" draw:layer="layout" svg:x1="14.5cm" svg:y1="0.5cm" svg:x2="16.5cm" svg:y2="9.2cm">
          <text:p/>
        </draw:line>
        <draw:frame draw:style-name="gr7" draw:layer="layout" svg:width="6.086cm" svg:height="1.146cm" svg:x="17cm" svg:y="3cm">
          <draw:text-box>
            <text:p>CC=&lt;H<text:span text:style-name="T3">1,k</text:span>, H<text:span text:style-name="T3">2,k</text:span>, <text:span text:style-name="T4">H</text:span><text:span text:style-name="T5">3</text:span><text:span text:style-name="T6">,k</text:span><text:span text:style-name="T7">&gt;</text:span></text:p>
          </draw:text-box>
        </draw:frame>
        <draw:line draw:style-name="gr1" draw:layer="layout" svg:x1="6.81cm" svg:y1="2.631cm" svg:x2="9.224cm" svg:y2="9.27cm">
          <text:p/>
        </draw:line>
        <draw:line draw:style-name="gr1" draw:layer="layout" svg:x1="1.5cm" svg:y1="9.3cm" svg:x2="11.5cm" svg:y2="9.3cm">
          <text:p/>
        </draw:line>
        <draw:line draw:style-name="gr8" draw:text-style-name="P2" draw:layer="layout" svg:x1="10.7cm" svg:y1="8.5cm" svg:x2="12.2cm" svg:y2="10cm">
          <text:p/>
        </draw:line>
        <draw:line draw:style-name="gr8" draw:text-style-name="P2" draw:layer="layout" svg:x1="10.7cm" svg:y1="10cm" svg:x2="12.2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8M48S</meta:editing-duration>
    <meta:editing-cycles>12</meta:editing-cycles>
    <meta:generator>LibreOffice/4.3.2.2$MacOSX_X86_64 LibreOffice_project/edfb5295ba211bd31ad47d0bad0118690f76407d</meta:generator>
    <meta:initial-creator>Alberto Montresor</meta:initial-creator>
    <dc:date>2014-12-02T09:18:15.063489000</dc:date>
    <meta:document-statistic meta:object-count="27"/>
  </office:meta>
</office:document-meta>
</file>